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209285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c2fdf" officeooo:paragraph-rsid="002c2fdf"/>
    </style:style>
    <style:style style:name="P7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8" style:family="paragraph" style:parent-style-name="Standard">
      <style:text-properties fo:color="#000000" loext:opacity="100%" officeooo:rsid="002e2df6" officeooo:paragraph-rsid="002e2df6"/>
    </style:style>
    <style:style style:name="P9" style:family="paragraph" style:parent-style-name="Standard">
      <style:text-properties fo:color="#000000" loext:opacity="100%" officeooo:paragraph-rsid="002f1d03"/>
    </style:style>
    <style:style style:name="P10" style:family="paragraph" style:parent-style-name="Standard">
      <style:text-properties fo:color="#000000" loext:opacity="100%" officeooo:rsid="00243584" officeooo:paragraph-rsid="00243584"/>
    </style:style>
    <style:style style:name="P11" style:family="paragraph" style:parent-style-name="Standard">
      <style:text-properties fo:color="#000000" loext:opacity="100%" officeooo:rsid="002f5b80" officeooo:paragraph-rsid="002f5b80"/>
    </style:style>
    <style:style style:name="P12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3" style:family="paragraph" style:parent-style-name="Standard">
      <style:text-properties fo:color="#000000" loext:opacity="100%" officeooo:rsid="001c9ab3" officeooo:paragraph-rsid="00398c0e"/>
    </style:style>
    <style:style style:name="P14" style:family="paragraph" style:parent-style-name="Standard">
      <style:text-properties fo:color="#000000" loext:opacity="100%" officeooo:rsid="001c9ab3" officeooo:paragraph-rsid="003b65a8"/>
    </style:style>
    <style:style style:name="P15" style:family="paragraph" style:parent-style-name="Standard">
      <style:text-properties fo:color="#000000" loext:opacity="100%" officeooo:rsid="001c9ab3" officeooo:paragraph-rsid="003c3f3a"/>
    </style:style>
    <style:style style:name="P16" style:family="paragraph" style:parent-style-name="Standard">
      <style:text-properties fo:color="#000000" loext:opacity="100%" officeooo:rsid="001c9ab3" officeooo:paragraph-rsid="00409393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1d519a"/>
    </style:style>
    <style:style style:name="T3" style:family="text">
      <style:text-properties officeooo:rsid="0023501d"/>
    </style:style>
    <style:style style:name="T4" style:family="text">
      <style:text-properties fo:font-style="italic" officeooo:rsid="0023501d" style:font-style-asian="italic" style:font-style-complex="italic"/>
    </style:style>
    <style:style style:name="T5" style:family="text">
      <style:text-properties fo:font-style="italic" officeooo:rsid="00398c0e" style:font-style-asian="italic" style:font-style-complex="italic"/>
    </style:style>
    <style:style style:name="T6" style:family="text">
      <style:text-properties fo:font-style="italic" officeooo:rsid="003c3f3a" style:font-style-asian="italic" style:font-style-complex="italic"/>
    </style:style>
    <style:style style:name="T7" style:family="text">
      <style:text-properties officeooo:rsid="0023501d" fo:background-color="#ffff00" loext:char-shading-value="0"/>
    </style:style>
    <style:style style:name="T8" style:family="text">
      <style:text-properties officeooo:rsid="002f1d03"/>
    </style:style>
    <style:style style:name="T9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10" style:family="text">
      <style:text-properties officeooo:rsid="0036656e"/>
    </style:style>
    <style:style style:name="T11" style:family="text">
      <style:text-properties officeooo:rsid="00398c0e"/>
    </style:style>
    <style:style style:name="T12" style:family="text">
      <style:text-properties officeooo:rsid="003b65a8"/>
    </style:style>
    <style:style style:name="T13" style:family="text">
      <style:text-properties officeooo:rsid="003c3f3a"/>
    </style:style>
    <style:style style:name="T14" style:family="text">
      <style:text-properties officeooo:rsid="003c6b77"/>
    </style:style>
    <style:style style:name="T15" style:family="text">
      <style:text-properties officeooo:rsid="00409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7">Tests of if <text:span text:style-name="T10">CONTAINS </text:span>statements</text:p>
      <text:p text:style-name="P1"/>
      <text:p text:style-name="P1"><text:span text:style-name="T3">We check the values with the</text:span> tutu = $tutu</text:p>
      <text:p text:style-name="P1"/>
      <text:p text:style-name="P1">[if $tutu <text:span text:style-name="T10">CONTAINS</text:span> <text:span text:style-name="T10">content</text:span>]</text:p>
      <text:p text:style-name="P1"><text:span text:style-name="T3">This </text:span><text:span text:style-name="T4">paragraph should</text:span><text:span text:style-name="T3"> be displayed </text:span><text:span text:style-name="T10">(contains the « content » word)</text:span></text:p>
      <text:p text:style-name="P1">[endif]</text:p>
      <text:p text:style-name="P1"/>
      <text:p text:style-name="P13">[if $tutu <text:span text:style-name="T10">CONTAINS</text:span> <text:span text:style-name="T11">ConTENt</text:span>]</text:p>
      <text:p text:style-name="P13"><text:span text:style-name="T3">This </text:span><text:span text:style-name="T4">paragraph should</text:span><text:span text:style-name="T3"> be displayed </text:span><text:span text:style-name="T10">(contains </text:span><text:span text:style-name="T11">case insensitve)</text:span></text:p>
      <text:p text:style-name="P13">[endif]</text:p>
      <text:p text:style-name="P13"/>
      <text:p text:style-name="P14">[if $tutu <text:span text:style-name="T10">CONTAINS</text:span> <text:span text:style-name="T12">onten</text:span>]</text:p>
      <text:p text:style-name="P14"><text:span text:style-name="T3">This </text:span><text:span text:style-name="T4">paragraph should</text:span><text:span text:style-name="T3"> be displayed </text:span><text:span text:style-name="T10">(</text:span><text:span text:style-name="T12">substring inside a word</text:span><text:span text:style-name="T11">)</text:span></text:p>
      <text:p text:style-name="P14">[endif]</text:p>
      <text:p text:style-name="P14"/>
      <text:p text:style-name="P13">[if $tutu <text:span text:style-name="T10">CONTAINS</text:span> <text:span text:style-name="T11">glouglou</text:span>]</text:p>
      <text:p text:style-name="P13"><text:span text:style-name="T3">This </text:span><text:span text:style-name="T4">paragraph should </text:span><text:span text:style-name="T5">not</text:span><text:span text:style-name="T3"> be displayed</text:span></text:p>
      <text:p text:style-name="P16">[endif]&lt;-<text:span text:style-name="T15">nothing</text:span></text:p>
      <text:p text:style-name="P13"/>
      <text:p text:style-name="P14">[if $tutu <text:span text:style-name="T12">NOT_</text:span><text:span text:style-name="T10">CONTAIN</text:span><text:span text:style-name="T14">S</text:span> <text:span text:style-name="T11">glouglou</text:span>]</text:p>
      <text:p text:style-name="P14"><text:span text:style-name="T3">This </text:span><text:span text:style-name="T4">paragraph should </text:span><text:span text:style-name="T6">b</text:span><text:span text:style-name="T3">e displayed </text:span><text:span text:style-name="T13">(does not contain glouglou)</text:span></text:p>
      <text:p text:style-name="P14">[endif]</text:p>
      <text:p text:style-name="P14"/>
      <text:p text:style-name="P15">[if $tutu <text:span text:style-name="T12">NOT_</text:span><text:span text:style-name="T10">CONTAIN</text:span><text:span text:style-name="T14">S</text:span> <text:span text:style-name="T13">conten</text:span>]</text:p>
      <text:p text:style-name="P15"><text:span text:style-name="T3">This </text:span><text:span text:style-name="T4">paragraph should </text:span><text:span text:style-name="T6">not b</text:span><text:span text:style-name="T3">e displayed </text:span><text:span text:style-name="T13">(it should contain « conten »)</text:span></text:p>
      <text:p text:style-name="P15">[endif]&lt;-<text:span text:style-name="T15">nothing</text:span></text:p>
      <text:p text:style-name="P15"/>
      <text:p text:style-name="P11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8-30T11:28:25.683417999</dc:date>
    <meta:editing-duration>PT7H25M36S</meta:editing-duration>
    <meta:editing-cycles>32</meta:editing-cycles>
    <meta:generator>LibreOffice/7.5.5.2$Linux_X86_64 LibreOffice_project/50$Build-2</meta:generator>
    <meta:document-statistic meta:table-count="0" meta:image-count="0" meta:object-count="0" meta:page-count="1" meta:paragraph-count="21" meta:word-count="102" meta:character-count="668" meta:non-whitespace-character-count="587"/>
  </office:meta>
</office:document-meta>
</file>